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5cbb9" officeooo:paragraph-rsid="0005cbb9"/>
    </style:style>
    <style:style style:name="P2" style:family="paragraph" style:parent-style-name="Standard" style:list-style-name="L1">
      <style:paragraph-properties fo:line-height="150%"/>
      <style:text-properties officeooo:rsid="0007c1f4" officeooo:paragraph-rsid="0007c1f4"/>
    </style:style>
    <style:style style:name="P3" style:family="paragraph" style:parent-style-name="Standard" style:list-style-name="L1">
      <style:paragraph-properties fo:line-height="150%"/>
      <style:text-properties officeooo:rsid="000843fd" officeooo:paragraph-rsid="000c85d7"/>
    </style:style>
    <style:style style:name="P4" style:family="paragraph" style:parent-style-name="Standard" style:list-style-name="L1">
      <style:paragraph-properties fo:line-height="100%"/>
      <style:text-properties officeooo:rsid="000843fd" officeooo:paragraph-rsid="000c85d7"/>
    </style:style>
    <style:style style:name="P5" style:family="paragraph" style:parent-style-name="Standard" style:list-style-name="L1">
      <style:paragraph-properties fo:line-height="150%"/>
      <style:text-properties officeooo:rsid="0009dd6c" officeooo:paragraph-rsid="0009dd6c"/>
    </style:style>
    <style:style style:name="P6" style:family="paragraph" style:parent-style-name="Standard" style:list-style-name="L1">
      <style:paragraph-properties fo:line-height="150%"/>
      <style:text-properties officeooo:rsid="000a864e" officeooo:paragraph-rsid="000a864e"/>
    </style:style>
    <style:style style:name="P7" style:family="paragraph" style:parent-style-name="Standard" style:list-style-name="L1">
      <style:paragraph-properties fo:line-height="150%"/>
      <style:text-properties officeooo:rsid="000c85d7" officeooo:paragraph-rsid="000c85d7"/>
    </style:style>
    <style:style style:name="P8" style:family="paragraph" style:parent-style-name="Standard" style:list-style-name="L1">
      <style:paragraph-properties fo:line-height="150%"/>
      <style:text-properties officeooo:rsid="000c85d7" officeooo:paragraph-rsid="000caae7"/>
    </style:style>
    <style:style style:name="P9" style:family="paragraph" style:parent-style-name="Standard" style:list-style-name="L1">
      <style:paragraph-properties fo:line-height="100%"/>
      <style:text-properties officeooo:rsid="000c85d7" officeooo:paragraph-rsid="000c85d7"/>
    </style:style>
    <style:style style:name="P10" style:family="paragraph" style:parent-style-name="Standard" style:list-style-name="L1">
      <style:paragraph-properties fo:line-height="150%"/>
      <style:text-properties officeooo:rsid="000caae7" officeooo:paragraph-rsid="000caae7"/>
    </style:style>
    <style:style style:name="P11" style:family="paragraph" style:parent-style-name="Standard" style:list-style-name="L1">
      <style:paragraph-properties fo:line-height="150%"/>
      <style:text-properties officeooo:rsid="000e6816" officeooo:paragraph-rsid="000e6816"/>
    </style:style>
    <style:style style:name="P12" style:family="paragraph" style:parent-style-name="Standard" style:list-style-name="L1">
      <style:paragraph-properties fo:line-height="150%"/>
      <style:text-properties officeooo:rsid="000f17b9" officeooo:paragraph-rsid="00104ef9"/>
    </style:style>
    <style:style style:name="P13" style:family="paragraph" style:parent-style-name="Standard" style:list-style-name="L1">
      <style:paragraph-properties fo:line-height="150%"/>
      <style:text-properties officeooo:rsid="001304c2" officeooo:paragraph-rsid="001304c2"/>
    </style:style>
    <style:style style:name="T1" style:family="text">
      <style:text-properties officeooo:rsid="000a864e"/>
    </style:style>
    <style:style style:name="T2" style:family="text">
      <style:text-properties officeooo:rsid="000adfcf"/>
    </style:style>
    <style:style style:name="T3" style:family="text">
      <style:text-properties officeooo:rsid="000c85d7"/>
    </style:style>
    <style:style style:name="T4" style:family="text">
      <style:text-properties officeooo:rsid="000caae7"/>
    </style:style>
    <style:style style:name="T5" style:family="text">
      <style:text-properties officeooo:rsid="000e9ef6"/>
    </style:style>
    <style:style style:name="T6" style:family="text">
      <style:text-properties officeooo:rsid="00104ef9"/>
    </style:style>
    <style:style style:name="T7" style:family="text">
      <style:text-properties officeooo:rsid="00123ff5"/>
    </style:style>
    <style:style style:name="T8" style:family="text">
      <style:text-properties officeooo:rsid="00148a43"/>
    </style:style>
    <style:style style:name="T9" style:family="text">
      <style:text-properties officeooo:rsid="00164a27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80539051886823057" text:style-name="L1">
        <text:list-item>
          <text:p text:style-name="P1">Abstract</text:p>
        </text:list-item>
        <text:list-item>
          <text:p text:style-name="P1">Introduction</text:p>
          <text:list>
            <text:list-item>
              <text:p text:style-name="P1">Motivation</text:p>
            </text:list-item>
            <text:list-item>
              <text:p text:style-name="P1">Related Works (case study)</text:p>
            </text:list-item>
            <text:list-item>
              <text:p text:style-name="P2">Thesis structure</text:p>
            </text:list-item>
          </text:list>
        </text:list-item>
        <text:list-item>
          <text:p text:style-name="P2">Hardware and software architecture </text:p>
          <text:list>
            <text:list-item>
              <text:p text:style-name="P4">Hardware</text:p>
              <text:list>
                <text:list-item>
                  <text:list>
                    <text:list-header>
                      <text:p text:style-name="P3"><text:span text:style-name="T2">Baxter description.</text:span></text:p>
                    </text:list-header>
                  </text:list>
                </text:list-item>
              </text:list>
            </text:list-item>
            <text:list-item>
              <text:p text:style-name="P5">Software</text:p>
              <text:list>
                <text:list-item>
                  <text:p text:style-name="P5"><text:span text:style-name="T3">Python, </text:span>ROS, MoveIt, <text:span text:style-name="T5">tf2,</text:span>...</text:p>
                </text:list-item>
                <text:list-item>
                  <text:p text:style-name="P5">Software architecture of Baxter Chess</text:p>
                </text:list-item>
              </text:list>
            </text:list-item>
          </text:list>
        </text:list-item>
        <text:list-item>
          <text:p text:style-name="P2">Visual perception </text:p>
          <text:list>
            <text:list-item>
              <text:p text:style-name="P2">Overview <text:span text:style-name="T1">of the methods</text:span></text:p>
            </text:list-item>
            <text:list-item>
              <text:p text:style-name="P9">Camera </text:p>
              <text:list>
                <text:list-item>
                  <text:list>
                    <text:list-header>
                      <text:p text:style-name="P9">calibration</text:p>
                      <text:p text:style-name="P7">cvBridge</text:p>
                    </text:list-header>
                  </text:list>
                </text:list-item>
              </text:list>
            </text:list-item>
            <text:list-item>
              <text:p text:style-name="P2">Chess board detection</text:p>
            </text:list-item>
            <text:list-item>
              <text:p text:style-name="P2">Square detection</text:p>
            </text:list-item>
            <text:list-item>
              <text:p text:style-name="P6">Chess piece detection</text:p>
            </text:list-item>
            <text:list-item>
              <text:p text:style-name="P8">From pixel coordinate to Baxter's coordinate, <text:span text:style-name="T9">measure by hand for reference</text:span></text:p>
            </text:list-item>
            <text:list-item>
              <text:p text:style-name="P7">Limitation<text:span text:style-name="T4">s</text:span></text:p>
            </text:list-item>
          </text:list>
        </text:list-item>
        <text:list-item>
          <text:p text:style-name="P7">Manipulation</text:p>
          <text:list>
            <text:list-item>
              <text:p text:style-name="P12">Baxter controller: <text:span text:style-name="T6">Joint velocity, Joint torque, Raw joint position and Joint position</text:span></text:p>
            </text:list-item>
            <text:list-item>
              <text:p text:style-name="P7">Inverse kinematic.</text:p>
            </text:list-item>
            <text:list-item>
              <text:p text:style-name="P7">Motion planning – Trajectory – MoveIt</text:p>
            </text:list-item>
            <text:list-item>
              <text:p text:style-name="P10">Grippers <text:span text:style-name="T7">(how to deal with Knight pieces)</text:span></text:p>
            </text:list-item>
            <text:list-item>
              <text:p text:style-name="P10">Limitations</text:p>
            </text:list-item>
          </text:list>
        </text:list-item>
        <text:list-item>
          <text:p text:style-name="P11">Conclusion</text:p>
        </text:list-item>
        <text:list-item>
          <text:p text:style-name="P11">Apendix</text:p>
          <text:list>
            <text:list-item>
              <text:p text:style-name="P11">ROS</text:p>
            </text:list-item>
            <text:list-item>
              <text:p text:style-name="P11"><text:span text:style-name="T8">Configuration </text:span>Baxter packages</text:p>
            </text:list-item>
            <text:list-item>
              <text:p text:style-name="P13">Own c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1:53:33.427055911</meta:creation-date>
    <dc:date>2021-05-28T17:51:38.659561398</dc:date>
    <meta:editing-duration>PT5H42M47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19" meta:character-count="815" meta:non-whitespace-character-count="694"/>
  </office:meta>
</office:document-meta>
</file>